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officeooo:rsid="003c449e" officeooo:paragraph-rsid="003c449e"/>
    </style:style>
    <style:style style:name="P2" style:family="paragraph" style:parent-style-name="Text_20_body">
      <style:text-properties officeooo:rsid="003c59ff" officeooo:paragraph-rsid="003c59ff"/>
    </style:style>
    <style:style style:name="P3" style:family="paragraph" style:parent-style-name="Text_20_body">
      <style:text-properties officeooo:rsid="003c59ff" officeooo:paragraph-rsid="003ed9ab"/>
    </style:style>
    <style:style style:name="P4" style:family="paragraph" style:parent-style-name="Text_20_body">
      <style:text-properties officeooo:rsid="003c59ff" officeooo:paragraph-rsid="00421b5d"/>
    </style:style>
    <style:style style:name="P5" style:family="paragraph" style:parent-style-name="Text_20_body">
      <style:text-properties officeooo:rsid="003c59ff" officeooo:paragraph-rsid="004a81d0"/>
    </style:style>
    <style:style style:name="P6" style:family="paragraph" style:parent-style-name="Text_20_body">
      <style:text-properties officeooo:rsid="003c59ff" officeooo:paragraph-rsid="004e292b"/>
    </style:style>
    <style:style style:name="P7" style:family="paragraph" style:parent-style-name="Text_20_body">
      <style:text-properties officeooo:rsid="003c59ff" officeooo:paragraph-rsid="00538c4c"/>
    </style:style>
    <style:style style:name="P8" style:family="paragraph" style:parent-style-name="Text_20_body">
      <style:text-properties officeooo:paragraph-rsid="00438d6b"/>
    </style:style>
    <style:style style:name="P9" style:family="paragraph" style:parent-style-name="Title" style:master-page-name="PM2">
      <style:paragraph-properties style:page-number="auto"/>
    </style:style>
    <style:style style:name="P10" style:family="paragraph" style:parent-style-name="Text_20_body">
      <style:text-properties officeooo:rsid="003c59ff" officeooo:paragraph-rsid="004006cf"/>
    </style:style>
    <style:style style:name="P11" style:family="paragraph" style:parent-style-name="Text_20_body">
      <style:text-properties officeooo:rsid="0056d316" officeooo:paragraph-rsid="0056d316"/>
    </style:style>
    <style:style style:name="T1" style:family="text">
      <style:text-properties officeooo:rsid="003c449e"/>
    </style:style>
    <style:style style:name="T2" style:family="text">
      <style:text-properties officeooo:rsid="003c59ff"/>
    </style:style>
    <style:style style:name="T3" style:family="text">
      <style:text-properties officeooo:rsid="003e06d9"/>
    </style:style>
    <style:style style:name="T4" style:family="text">
      <style:text-properties officeooo:rsid="004006cf"/>
    </style:style>
    <style:style style:name="T5" style:family="text">
      <style:text-properties officeooo:rsid="004183b4"/>
    </style:style>
    <style:style style:name="T6" style:family="text">
      <style:text-properties fo:font-weight="bold" officeooo:rsid="00421b5d" style:font-weight-asian="bold" style:font-weight-complex="bold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3c59ff" fo:background-color="transparent" loext:char-shading-value="0"/>
    </style:style>
    <style:style style:name="T9" style:family="text">
      <style:text-properties officeooo:rsid="004a81d0" fo:background-color="transparent" loext:char-shading-value="0"/>
    </style:style>
    <style:style style:name="T10" style:family="text">
      <style:text-properties officeooo:rsid="004f8d81" fo:background-color="transparent" loext:char-shading-value="0"/>
    </style:style>
    <style:style style:name="T11" style:family="text">
      <style:text-properties officeooo:rsid="003c449e" fo:background-color="transparent" loext:char-shading-value="0"/>
    </style:style>
    <style:style style:name="T12" style:family="text">
      <style:text-properties officeooo:rsid="00538c4c" fo:background-color="transparent" loext:char-shading-value="0"/>
    </style:style>
    <style:style style:name="T13" style:family="text">
      <style:text-properties officeooo:rsid="004e292b"/>
    </style:style>
    <style:style style:name="T14" style:family="text">
      <style:text-properties officeooo:rsid="0053f758"/>
    </style:style>
    <style:style style:name="T15" style:family="text">
      <style:text-properties officeooo:rsid="0054cff6"/>
    </style:style>
    <style:style style:name="T16" style:family="text">
      <style:text-properties officeooo:rsid="0056d3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Gründungsprotokoll</text:span> </text:p>
      <text:p text:style-name="Subtitle"><text:span text:style-name="T1">Protokoll der Gründungsversammlung des Vereins </text:span>Gott segne Dich, <text:span text:style-name="T1">mit Sitz in 3804 Allentsteig (Austria)</text:span></text:p>
      <text:p text:style-name="P1">Datum und Zeit: <text:tab/><text:span text:style-name="T16">23</text:span>.09.2020, <text:span text:style-name="T16">15:20</text:span></text:p>
      <text:p text:style-name="P1">Ort:<text:tab/><text:tab/><text:tab/><text:span text:style-name="T16">Allentsteig</text:span></text:p>
      <text:p text:style-name="P1">Anwesend;<text:tab/><text:tab/>Aniko <text:span text:style-name="T8">Pacinella</text:span></text:p>
      <text:p text:style-name="P1"><text:tab/><text:tab/><text:tab/><text:span text:style-name="T2">Olaf Japp</text:span></text:p>
      <text:p text:style-name="P7"><text:span text:style-name="T16">Präsidentin</text:span>:<text:tab/><text:tab/><text:span text:style-name="T11">Aniko </text:span><text:span text:style-name="T7">Pacinella</text:span></text:p>
      <text:p text:style-name="P2"><text:span text:style-name="T16">Vicepräsident</text:span>:<text:tab/><text:tab/><text:span text:style-name="T12">Olaf Japp</text:span></text:p>
      <text:p text:style-name="P2">Traktanden:<text:tab/><text:tab/><text:span text:style-name="T3">1. </text:span>Formelles</text:p>
      <text:p text:style-name="P2"><text:tab/><text:tab/><text:tab/><text:span text:style-name="T3">2. </text:span>Gründungsbeschluss</text:p>
      <text:p text:style-name="P2"><text:tab/><text:tab/><text:tab/><text:span text:style-name="T3">3. </text:span>Genehmigung der Statuten</text:p>
      <text:p text:style-name="P2"><text:tab/><text:tab/><text:tab/><text:span text:style-name="T3">4. </text:span>Wahl des Vorstands</text:p>
      <text:p text:style-name="P2"/>
      <text:h text:style-name="Heading_20_1" text:outline-level="1">Formelles </text:h>
      <text:p text:style-name="P6">Als <text:span text:style-name="T16">Präsidentin</text:span> der Versammlung wird <text:span text:style-name="T13">Aniko </text:span><text:span text:style-name="T7">Pacinella</text:span>, als <text:span text:style-name="T16">Vicepräsident</text:span> <text:span text:style-name="T13">Olaf Japp </text:span>gewählt. </text:p>
      <text:h text:style-name="Heading_20_1" text:outline-level="1">Gründungsbeschluss</text:h>
      <text:p text:style-name="P4">Der Versammlung <text:span text:style-name="T4">beschließt</text:span>, unter dem Namen <text:span text:style-name="T6">Gott segne Dich</text:span> einen Verein <text:span text:style-name="T4">gemäß</text:span> VerG 2002 mit Sitz in <text:span text:style-name="T1">Allentsteig</text:span> zu gründen.</text:p>
      <text:h text:style-name="Heading_20_1" text:outline-level="1">Genehmigung der Statuten </text:h>
      <text:p text:style-name="P3">Die Versammlung genehmigt den vorliegenden Statutenentwurf und legt ihn als gültige Statuten des Vereins fest.</text:p>
      <text:h text:style-name="Heading_20_1" text:outline-level="1">Wahl des Vorstands</text:h>
      <text:p text:style-name="P5">Als Mitglieder des <text:span text:style-name="T16">Präsidiums</text:span> werden gewählt: <text:span text:style-name="T1">Aniko </text:span><text:span text:style-name="T7">Pacinella </text:span><text:span text:style-name="T10">und </text:span><text:span text:style-name="T9">Olaf Japp</text:span></text:p>
      <text:p text:style-name="P10">Alle Gewählten erklären Annahme der Wahl. </text:p>
      <text:p text:style-name="P11">Präsidentin</text:p>
      <text:p text:style-name="P8"/>
      <text:p text:style-name="P11">Vicepräsid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Bullet_5f_Symbols" style:display-name="Bullet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Footnote_20_Characters" style:display-name="Footnote Characters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5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7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2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3T15:20:55.607436311</dc:date>
    <meta:editing-duration>PT2H42M58S</meta:editing-duration>
    <meta:editing-cycles>59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124" meta:character-count="913" meta:non-whitespace-character-count="792"/>
  </office:meta>
</office:document-meta>
</file>